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variant="normal" fo:text-transform="none" fo:color="#000000" style:font-name="Arial" fo:font-size="18pt" fo:letter-spacing="normal" fo:font-style="normal"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leinstellungsmerkmal</text:p>
      <text:p text:style-name="P2">Die in der vorangegangenen Marktrecherche analysierten Anwendungen enthalten alle nur Teilfunktionalitäten der beim Parken benötigten Lösungen, die vor allem aus dem finden eines Parkplatzes mit den entsprechend benötigten Informationen besteht. Das zu entwickelnde System „Parkapp“ soll alle wichtigen Funktionalitäten miteinander verbinden und möglichst erweitern. </text:p>
      <text:p text:style-name="P2">Im zu entwickelnden Projekt sollen sich Nutzerrollen anlegen lassen, d.h. Studenten werden zu Studentenparkplätzen und Angestellte zu Firmenparkplätzen. Dies bietet keiner der im Voraus erwähnten Dienste. </text:p>
      <text:p text:style-name="P2">Auch eine Kommunikation zwischen Parkteilnehmern ist möglich. So können beispielsweise falsch parkende User vor dem Abschleppen informiert und Beschädigungen am Auto gemeldet werden. Parkonaut enthält diese Funktionalität zwar in Grundzügen, allerdings in Form einer Bewertung, welche in akuten Situationen zwischen Parkteilnehmern keinen Zweck der direkten Kommunikation erfüllt. Deshalb ist die Kommunikation zwischen den Usern als Alleinstellungsmerkmal zu wer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09T14:21:39.84</meta:creation-date>
    <dc:date>2016-01-15T14:59:18.12</dc:date>
    <meta:editing-duration>PT7H5M34S</meta:editing-duration>
    <meta:editing-cycles>12</meta:editing-cycles>
    <meta:generator>OpenOffice/4.1.0$Win32 OpenOffice.org_project/410m18$Build-9764</meta:generator>
    <dc:creator>bernd  schneider</dc:creator>
    <meta:document-statistic meta:table-count="0" meta:image-count="0" meta:object-count="0" meta:page-count="1" meta:paragraph-count="4" meta:word-count="129" meta:character-count="1061"/>
  </office:meta>
</office:document-meta>
</file>